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1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0.000000000000000E+000</text:p>
          </table:table-cell>
          <table:table-cell office:value-type="string">
            <text:p>-3.170946504466789E-003</text:p>
          </table:table-cell>
          <table:table-cell table:number-columns-repeated="6"/>
        </table:table-row>
        <table:table-row table:style-name="ro1">
          <table:table-cell office:value-type="string">
            <text:p>5.000000000000000E-003</text:p>
          </table:table-cell>
          <table:table-cell office:value-type="string">
            <text:p>-3.169811733217160E-003</text:p>
          </table:table-cell>
          <table:table-cell table:number-columns-repeated="6"/>
        </table:table-row>
        <table:table-row table:style-name="ro1">
          <table:table-cell office:value-type="string">
            <text:p>1.000000000000000E-002</text:p>
          </table:table-cell>
          <table:table-cell office:value-type="string">
            <text:p>-3.168676711209835E-003</text:p>
          </table:table-cell>
          <table:table-cell table:number-columns-repeated="6"/>
        </table:table-row>
        <table:table-row table:style-name="ro1">
          <table:table-cell office:value-type="string">
            <text:p>1.500000000000000E-002</text:p>
          </table:table-cell>
          <table:table-cell office:value-type="string">
            <text:p>-3.167541438183215E-003</text:p>
          </table:table-cell>
          <table:table-cell table:number-columns-repeated="6"/>
        </table:table-row>
        <table:table-row table:style-name="ro1">
          <table:table-cell office:value-type="string">
            <text:p>2.000000000000000E-002</text:p>
          </table:table-cell>
          <table:table-cell office:value-type="string">
            <text:p>-3.166405913874854E-003</text:p>
          </table:table-cell>
          <table:table-cell table:number-columns-repeated="6"/>
        </table:table-row>
        <table:table-row table:style-name="ro1">
          <table:table-cell office:value-type="string">
            <text:p>2.500000000000000E-002</text:p>
          </table:table-cell>
          <table:table-cell office:value-type="string">
            <text:p>-3.165270138021452E-003</text:p>
          </table:table-cell>
          <table:table-cell table:number-columns-repeated="6"/>
        </table:table-row>
        <table:table-row table:style-name="ro1">
          <table:table-cell office:value-type="string">
            <text:p>3.000000000000000E-002</text:p>
          </table:table-cell>
          <table:table-cell office:value-type="string">
            <text:p>-3.164134110358856E-003</text:p>
          </table:table-cell>
          <table:table-cell table:number-columns-repeated="6"/>
        </table:table-row>
        <table:table-row table:style-name="ro1">
          <table:table-cell office:value-type="string">
            <text:p>3.500000000000000E-002</text:p>
          </table:table-cell>
          <table:table-cell office:value-type="string">
            <text:p>-3.162997830622058E-003</text:p>
          </table:table-cell>
          <table:table-cell table:number-columns-repeated="6"/>
        </table:table-row>
        <table:table-row table:style-name="ro1">
          <table:table-cell office:value-type="string">
            <text:p>4.000000000000000E-002</text:p>
          </table:table-cell>
          <table:table-cell office:value-type="string">
            <text:p>-3.161861298545194E-003</text:p>
          </table:table-cell>
          <table:table-cell table:number-columns-repeated="6"/>
        </table:table-row>
        <table:table-row table:style-name="ro1">
          <table:table-cell office:value-type="string">
            <text:p>4.500000000000000E-002</text:p>
          </table:table-cell>
          <table:table-cell office:value-type="string">
            <text:p>-3.160724513861540E-003</text:p>
          </table:table-cell>
          <table:table-cell table:number-columns-repeated="6"/>
        </table:table-row>
        <table:table-row table:style-name="ro1">
          <table:table-cell office:value-type="string">
            <text:p>5.000000000000000E-002</text:p>
          </table:table-cell>
          <table:table-cell office:value-type="string">
            <text:p>-3.159587476303512E-003</text:p>
          </table:table-cell>
          <table:table-cell table:number-columns-repeated="6"/>
        </table:table-row>
        <table:table-row table:style-name="ro1">
          <table:table-cell office:value-type="string">
            <text:p>5.499999999999999E-002</text:p>
          </table:table-cell>
          <table:table-cell office:value-type="string">
            <text:p>-3.158450185602664E-003</text:p>
          </table:table-cell>
          <table:table-cell table:number-columns-repeated="6"/>
        </table:table-row>
        <table:table-row table:style-name="ro1">
          <table:table-cell office:value-type="string">
            <text:p>5.999999999999999E-002</text:p>
          </table:table-cell>
          <table:table-cell office:value-type="string">
            <text:p>-3.157312641489684E-003</text:p>
          </table:table-cell>
          <table:table-cell table:number-columns-repeated="6"/>
        </table:table-row>
        <table:table-row table:style-name="ro1">
          <table:table-cell office:value-type="string">
            <text:p>6.499999999999999E-002</text:p>
          </table:table-cell>
          <table:table-cell office:value-type="string">
            <text:p>-3.156174843694398E-003</text:p>
          </table:table-cell>
          <table:table-cell table:number-columns-repeated="6"/>
        </table:table-row>
        <table:table-row table:style-name="ro1">
          <table:table-cell office:value-type="string">
            <text:p>6.999999999999999E-002</text:p>
          </table:table-cell>
          <table:table-cell office:value-type="string">
            <text:p>-3.155036791945762E-003</text:p>
          </table:table-cell>
          <table:table-cell table:number-columns-repeated="6"/>
        </table:table-row>
        <table:table-row table:style-name="ro1">
          <table:table-cell office:value-type="string">
            <text:p>7.500000000000000E-002</text:p>
          </table:table-cell>
          <table:table-cell office:value-type="string">
            <text:p>-3.153898485971862E-003</text:p>
          </table:table-cell>
          <table:table-cell table:number-columns-repeated="6"/>
        </table:table-row>
        <table:table-row table:style-name="ro1">
          <table:table-cell office:value-type="string">
            <text:p>8.000000000000000E-002</text:p>
          </table:table-cell>
          <table:table-cell office:value-type="string">
            <text:p>-3.152759925499915E-003</text:p>
          </table:table-cell>
          <table:table-cell table:number-columns-repeated="6"/>
        </table:table-row>
        <table:table-row table:style-name="ro1">
          <table:table-cell office:value-type="string">
            <text:p>8.500000000000001E-002</text:p>
          </table:table-cell>
          <table:table-cell office:value-type="string">
            <text:p>-3.151621110256264E-003</text:p>
          </table:table-cell>
          <table:table-cell table:number-columns-repeated="6"/>
        </table:table-row>
        <table:table-row table:style-name="ro1">
          <table:table-cell office:value-type="string">
            <text:p>9.000000000000001E-002</text:p>
          </table:table-cell>
          <table:table-cell office:value-type="string">
            <text:p>-3.150482039966377E-003</text:p>
          </table:table-cell>
          <table:table-cell table:number-columns-repeated="6"/>
        </table:table-row>
        <table:table-row table:style-name="ro1">
          <table:table-cell office:value-type="string">
            <text:p>9.500000000000001E-002</text:p>
          </table:table-cell>
          <table:table-cell office:value-type="string">
            <text:p>-3.149342714354848E-003</text:p>
          </table:table-cell>
          <table:table-cell table:number-columns-repeated="6"/>
        </table:table-row>
        <table:table-row table:style-name="ro1">
          <table:table-cell office:value-type="string">
            <text:p>0.100000000000000</text:p>
          </table:table-cell>
          <table:table-cell office:value-type="string">
            <text:p>-3.148203133145389E-003</text:p>
          </table:table-cell>
          <table:table-cell table:number-columns-repeated="6"/>
        </table:table-row>
        <table:table-row table:style-name="ro1">
          <table:table-cell office:value-type="string">
            <text:p>0.105000000000000</text:p>
          </table:table-cell>
          <table:table-cell office:value-type="string">
            <text:p>-3.147063296060836E-003</text:p>
          </table:table-cell>
          <table:table-cell table:number-columns-repeated="6"/>
        </table:table-row>
        <table:table-row table:style-name="ro1">
          <table:table-cell office:value-type="string">
            <text:p>0.110000000000000</text:p>
          </table:table-cell>
          <table:table-cell office:value-type="string">
            <text:p>-3.145923202823140E-003</text:p>
          </table:table-cell>
          <table:table-cell table:number-columns-repeated="6"/>
        </table:table-row>
        <table:table-row table:style-name="ro1">
          <table:table-cell office:value-type="string">
            <text:p>0.115000000000000</text:p>
          </table:table-cell>
          <table:table-cell office:value-type="string">
            <text:p>-3.144782853153370E-003</text:p>
          </table:table-cell>
          <table:table-cell table:number-columns-repeated="6"/>
        </table:table-row>
        <table:table-row table:style-name="ro1">
          <table:table-cell office:value-type="string">
            <text:p>0.120000000000000</text:p>
          </table:table-cell>
          <table:table-cell office:value-type="string">
            <text:p>-3.143642246771710E-003</text:p>
          </table:table-cell>
          <table:table-cell table:number-columns-repeated="6"/>
        </table:table-row>
        <table:table-row table:style-name="ro1">
          <table:table-cell office:value-type="string">
            <text:p>0.125000000000000</text:p>
          </table:table-cell>
          <table:table-cell office:value-type="string">
            <text:p>-3.117482034184208E-003</text:p>
          </table:table-cell>
          <table:table-cell table:number-columns-repeated="6"/>
        </table:table-row>
        <table:table-row table:style-name="ro1">
          <table:table-cell office:value-type="string">
            <text:p>0.130000000000000</text:p>
          </table:table-cell>
          <table:table-cell office:value-type="string">
            <text:p>-2.991270242081590E-003</text:p>
          </table:table-cell>
          <table:table-cell table:number-columns-repeated="6"/>
        </table:table-row>
        <table:table-row table:style-name="ro1">
          <table:table-cell office:value-type="string">
            <text:p>0.135000000000000</text:p>
          </table:table-cell>
          <table:table-cell office:value-type="string">
            <text:p>-2.865121870347010E-003</text:p>
          </table:table-cell>
          <table:table-cell table:number-columns-repeated="6"/>
        </table:table-row>
        <table:table-row table:style-name="ro1">
          <table:table-cell office:value-type="string">
            <text:p>0.140000000000000</text:p>
          </table:table-cell>
          <table:table-cell office:value-type="string">
            <text:p>-2.739034221518361E-003</text:p>
          </table:table-cell>
          <table:table-cell table:number-columns-repeated="6"/>
        </table:table-row>
        <table:table-row table:style-name="ro1">
          <table:table-cell office:value-type="string">
            <text:p>0.145000000000000</text:p>
          </table:table-cell>
          <table:table-cell office:value-type="string">
            <text:p>-2.613004599470863E-003</text:p>
          </table:table-cell>
          <table:table-cell table:number-columns-repeated="6"/>
        </table:table-row>
        <table:table-row table:style-name="ro1">
          <table:table-cell office:value-type="string">
            <text:p>0.150000000000000</text:p>
          </table:table-cell>
          <table:table-cell office:value-type="string">
            <text:p>-2.487030309357369E-003</text:p>
          </table:table-cell>
          <table:table-cell table:number-columns-repeated="6"/>
        </table:table-row>
        <table:table-row table:style-name="ro1">
          <table:table-cell office:value-type="string">
            <text:p>0.155000000000000</text:p>
          </table:table-cell>
          <table:table-cell office:value-type="string">
            <text:p>-2.361108657548691E-003</text:p>
          </table:table-cell>
          <table:table-cell table:number-columns-repeated="6"/>
        </table:table-row>
        <table:table-row table:style-name="ro1">
          <table:table-cell office:value-type="string">
            <text:p>0.160000000000000</text:p>
          </table:table-cell>
          <table:table-cell office:value-type="string">
            <text:p>-2.235236951573915E-003</text:p>
          </table:table-cell>
          <table:table-cell table:number-columns-repeated="6"/>
        </table:table-row>
        <table:table-row table:style-name="ro1">
          <table:table-cell office:value-type="string">
            <text:p>0.165000000000000</text:p>
          </table:table-cell>
          <table:table-cell office:value-type="string">
            <text:p>-2.109412500060718E-003</text:p>
          </table:table-cell>
          <table:table-cell table:number-columns-repeated="6"/>
        </table:table-row>
        <table:table-row table:style-name="ro1">
          <table:table-cell office:value-type="string">
            <text:p>0.170000000000000</text:p>
          </table:table-cell>
          <table:table-cell office:value-type="string">
            <text:p>-1.983632612675696E-003</text:p>
          </table:table-cell>
          <table:table-cell table:number-columns-repeated="6"/>
        </table:table-row>
        <table:table-row table:style-name="ro1">
          <table:table-cell office:value-type="string">
            <text:p>0.175000000000000</text:p>
          </table:table-cell>
          <table:table-cell office:value-type="string">
            <text:p>-1.857894600064683E-003</text:p>
          </table:table-cell>
          <table:table-cell table:number-columns-repeated="6"/>
        </table:table-row>
        <table:table-row table:style-name="ro1">
          <table:table-cell office:value-type="string">
            <text:p>0.180000000000000</text:p>
          </table:table-cell>
          <table:table-cell office:value-type="string">
            <text:p>-1.732195773793078E-003</text:p>
          </table:table-cell>
          <table:table-cell table:number-columns-repeated="6"/>
        </table:table-row>
        <table:table-row table:style-name="ro1">
          <table:table-cell office:value-type="string">
            <text:p>0.185000000000000</text:p>
          </table:table-cell>
          <table:table-cell office:value-type="string">
            <text:p>-1.606533446286170E-003</text:p>
          </table:table-cell>
          <table:table-cell table:number-columns-repeated="6"/>
        </table:table-row>
        <table:table-row table:style-name="ro1">
          <table:table-cell office:value-type="string">
            <text:p>0.190000000000000</text:p>
          </table:table-cell>
          <table:table-cell office:value-type="string">
            <text:p>-1.480904930769462E-003</text:p>
          </table:table-cell>
          <table:table-cell table:number-columns-repeated="6"/>
        </table:table-row>
        <table:table-row table:style-name="ro1">
          <table:table-cell office:value-type="string">
            <text:p>0.195000000000000</text:p>
          </table:table-cell>
          <table:table-cell office:value-type="string">
            <text:p>-1.355307541209004E-003</text:p>
          </table:table-cell>
          <table:table-cell table:number-columns-repeated="6"/>
        </table:table-row>
        <table:table-row table:style-name="ro1">
          <table:table-cell office:value-type="string">
            <text:p>0.200000000000000</text:p>
          </table:table-cell>
          <table:table-cell office:value-type="string">
            <text:p>-1.229738592251713E-003</text:p>
          </table:table-cell>
          <table:table-cell table:number-columns-repeated="6"/>
        </table:table-row>
        <table:table-row table:style-name="ro1">
          <table:table-cell office:value-type="string">
            <text:p>0.205000000000000</text:p>
          </table:table-cell>
          <table:table-cell office:value-type="string">
            <text:p>-1.104195399165708E-003</text:p>
          </table:table-cell>
          <table:table-cell table:number-columns-repeated="6"/>
        </table:table-row>
        <table:table-row table:style-name="ro1">
          <table:table-cell office:value-type="string">
            <text:p>0.210000000000000</text:p>
          </table:table-cell>
          <table:table-cell office:value-type="string">
            <text:p>-9.786752777806327E-004</text:p>
          </table:table-cell>
          <table:table-cell table:number-columns-repeated="6"/>
        </table:table-row>
        <table:table-row table:style-name="ro1">
          <table:table-cell office:value-type="string">
            <text:p>0.215000000000000</text:p>
          </table:table-cell>
          <table:table-cell office:value-type="string">
            <text:p>-8.531755444279880E-004</text:p>
          </table:table-cell>
          <table:table-cell table:number-columns-repeated="6"/>
        </table:table-row>
        <table:table-row table:style-name="ro1">
          <table:table-cell office:value-type="string">
            <text:p>0.220000000000000</text:p>
          </table:table-cell>
          <table:table-cell office:value-type="string">
            <text:p>-7.276935158814585E-004</text:p>
          </table:table-cell>
          <table:table-cell table:number-columns-repeated="6"/>
        </table:table-row>
        <table:table-row table:style-name="ro1">
          <table:table-cell office:value-type="string">
            <text:p>0.225000000000000</text:p>
          </table:table-cell>
          <table:table-cell office:value-type="string">
            <text:p>-6.022265092972417E-004</text:p>
          </table:table-cell>
          <table:table-cell table:number-columns-repeated="6"/>
        </table:table-row>
        <table:table-row table:style-name="ro1">
          <table:table-cell office:value-type="string">
            <text:p>0.230000000000000</text:p>
          </table:table-cell>
          <table:table-cell office:value-type="string">
            <text:p>-4.767718421543761E-004</text:p>
          </table:table-cell>
          <table:table-cell table:number-columns-repeated="6"/>
        </table:table-row>
        <table:table-row table:style-name="ro1">
          <table:table-cell office:value-type="string">
            <text:p>0.235000000000000</text:p>
          </table:table-cell>
          <table:table-cell office:value-type="string">
            <text:p>-3.513268321950699E-004</text:p>
          </table:table-cell>
          <table:table-cell table:number-columns-repeated="6"/>
        </table:table-row>
        <table:table-row table:style-name="ro1">
          <table:table-cell office:value-type="string">
            <text:p>0.240000000000000</text:p>
          </table:table-cell>
          <table:table-cell office:value-type="string">
            <text:p>-2.258887973650284E-004</text:p>
          </table:table-cell>
          <table:table-cell table:number-columns-repeated="6"/>
        </table:table-row>
        <table:table-row table:style-name="ro1">
          <table:table-cell office:value-type="string">
            <text:p>0.245000000000000</text:p>
          </table:table-cell>
          <table:table-cell office:value-type="string">
            <text:p>-1.004550557537823E-004</text:p>
          </table:table-cell>
          <table:table-cell table:number-columns-repeated="6"/>
        </table:table-row>
        <table:table-row table:style-name="ro1">
          <table:table-cell office:value-type="string">
            <text:p>0.250000000000000</text:p>
          </table:table-cell>
          <table:table-cell office:value-type="string">
            <text:p>2.497707446498518E-005</text:p>
          </table:table-cell>
          <table:table-cell table:number-columns-repeated="6"/>
        </table:table-row>
        <table:table-row table:style-name="ro1">
          <table:table-cell office:value-type="string">
            <text:p>0.255000000000000</text:p>
          </table:table-cell>
          <table:table-cell office:value-type="string">
            <text:p>1.504102750931116E-004</text:p>
          </table:table-cell>
          <table:table-cell table:number-columns-repeated="6"/>
        </table:table-row>
        <table:table-row table:style-name="ro1">
          <table:table-cell office:value-type="string">
            <text:p>0.260000000000000</text:p>
          </table:table-cell>
          <table:table-cell office:value-type="string">
            <text:p>2.758472279676289E-004</text:p>
          </table:table-cell>
          <table:table-cell table:number-columns-repeated="6"/>
        </table:table-row>
        <table:table-row table:style-name="ro1">
          <table:table-cell office:value-type="string">
            <text:p>0.265000000000000</text:p>
          </table:table-cell>
          <table:table-cell office:value-type="string">
            <text:p>4.012906150204372E-004</text:p>
          </table:table-cell>
          <table:table-cell table:number-columns-repeated="6"/>
        </table:table-row>
        <table:table-row table:style-name="ro1">
          <table:table-cell office:value-type="string">
            <text:p>0.270000000000000</text:p>
          </table:table-cell>
          <table:table-cell office:value-type="string">
            <text:p>5.267431183379800E-004</text:p>
          </table:table-cell>
          <table:table-cell table:number-columns-repeated="6"/>
        </table:table-row>
        <table:table-row table:style-name="ro1">
          <table:table-cell office:value-type="string">
            <text:p>0.275000000000000</text:p>
          </table:table-cell>
          <table:table-cell office:value-type="string">
            <text:p>6.522074202209198E-004</text:p>
          </table:table-cell>
          <table:table-cell table:number-columns-repeated="6"/>
        </table:table-row>
        <table:table-row table:style-name="ro1">
          <table:table-cell office:value-type="string">
            <text:p>0.280000000000000</text:p>
          </table:table-cell>
          <table:table-cell office:value-type="string">
            <text:p>7.776862032438138E-004</text:p>
          </table:table-cell>
          <table:table-cell table:number-columns-repeated="6"/>
        </table:table-row>
        <table:table-row table:style-name="ro1">
          <table:table-cell office:value-type="string">
            <text:p>0.285000000000000</text:p>
          </table:table-cell>
          <table:table-cell office:value-type="string">
            <text:p>9.031821503147914E-004</text:p>
          </table:table-cell>
          <table:table-cell table:number-columns-repeated="6"/>
        </table:table-row>
        <table:table-row table:style-name="ro1">
          <table:table-cell office:value-type="string">
            <text:p>0.290000000000000</text:p>
          </table:table-cell>
          <table:table-cell office:value-type="string">
            <text:p>1.028697944735232E-003</text:p>
          </table:table-cell>
          <table:table-cell table:number-columns-repeated="6"/>
        </table:table-row>
        <table:table-row table:style-name="ro1">
          <table:table-cell office:value-type="string">
            <text:p>0.295000000000000</text:p>
          </table:table-cell>
          <table:table-cell office:value-type="string">
            <text:p>1.154236270259444E-003</text:p>
          </table:table-cell>
          <table:table-cell table:number-columns-repeated="6"/>
        </table:table-row>
        <table:table-row table:style-name="ro1">
          <table:table-cell office:value-type="string">
            <text:p>0.300000000000000</text:p>
          </table:table-cell>
          <table:table-cell office:value-type="string">
            <text:p>1.279799811154344E-003</text:p>
          </table:table-cell>
          <table:table-cell table:number-columns-repeated="6"/>
        </table:table-row>
        <table:table-row table:style-name="ro1">
          <table:table-cell office:value-type="string">
            <text:p>0.305000000000000</text:p>
          </table:table-cell>
          <table:table-cell office:value-type="string">
            <text:p>1.405391252259139E-003</text:p>
          </table:table-cell>
          <table:table-cell table:number-columns-repeated="6"/>
        </table:table-row>
        <table:table-row table:style-name="ro1">
          <table:table-cell office:value-type="string">
            <text:p>0.310000000000000</text:p>
          </table:table-cell>
          <table:table-cell office:value-type="string">
            <text:p>1.531013279045008E-003</text:p>
          </table:table-cell>
          <table:table-cell table:number-columns-repeated="6"/>
        </table:table-row>
        <table:table-row table:style-name="ro1">
          <table:table-cell office:value-type="string">
            <text:p>0.315000000000000</text:p>
          </table:table-cell>
          <table:table-cell office:value-type="string">
            <text:p>1.656668577674787E-003</text:p>
          </table:table-cell>
          <table:table-cell table:number-columns-repeated="6"/>
        </table:table-row>
        <table:table-row table:style-name="ro1">
          <table:table-cell office:value-type="string">
            <text:p>0.320000000000000</text:p>
          </table:table-cell>
          <table:table-cell office:value-type="string">
            <text:p>1.782359835062650E-003</text:p>
          </table:table-cell>
          <table:table-cell table:number-columns-repeated="6"/>
        </table:table-row>
        <table:table-row table:style-name="ro1">
          <table:table-cell office:value-type="string">
            <text:p>0.325000000000000</text:p>
          </table:table-cell>
          <table:table-cell office:value-type="string">
            <text:p>1.908089738933802E-003</text:p>
          </table:table-cell>
          <table:table-cell table:number-columns-repeated="6"/>
        </table:table-row>
        <table:table-row table:style-name="ro1">
          <table:table-cell office:value-type="string">
            <text:p>0.330000000000000</text:p>
          </table:table-cell>
          <table:table-cell office:value-type="string">
            <text:p>2.033860977884161E-003</text:p>
          </table:table-cell>
          <table:table-cell table:number-columns-repeated="6"/>
        </table:table-row>
        <table:table-row table:style-name="ro1">
          <table:table-cell office:value-type="string">
            <text:p>0.335000000000000</text:p>
          </table:table-cell>
          <table:table-cell office:value-type="string">
            <text:p>2.159676241440053E-003</text:p>
          </table:table-cell>
          <table:table-cell table:number-columns-repeated="6"/>
        </table:table-row>
        <table:table-row table:style-name="ro1">
          <table:table-cell office:value-type="string">
            <text:p>0.340000000000000</text:p>
          </table:table-cell>
          <table:table-cell office:value-type="string">
            <text:p>2.285538220117901E-003</text:p>
          </table:table-cell>
          <table:table-cell table:number-columns-repeated="6"/>
        </table:table-row>
        <table:table-row table:style-name="ro1">
          <table:table-cell office:value-type="string">
            <text:p>0.345000000000000</text:p>
          </table:table-cell>
          <table:table-cell office:value-type="string">
            <text:p>2.411449605483921E-003</text:p>
          </table:table-cell>
          <table:table-cell table:number-columns-repeated="6"/>
        </table:table-row>
        <table:table-row table:style-name="ro1">
          <table:table-cell office:value-type="string">
            <text:p>0.350000000000000</text:p>
          </table:table-cell>
          <table:table-cell office:value-type="string">
            <text:p>2.537413090213821E-003</text:p>
          </table:table-cell>
          <table:table-cell table:number-columns-repeated="6"/>
        </table:table-row>
        <table:table-row table:style-name="ro1">
          <table:table-cell office:value-type="string">
            <text:p>0.355000000000000</text:p>
          </table:table-cell>
          <table:table-cell office:value-type="string">
            <text:p>2.663431368152495E-003</text:p>
          </table:table-cell>
          <table:table-cell table:number-columns-repeated="6"/>
        </table:table-row>
        <table:table-row table:style-name="ro1">
          <table:table-cell office:value-type="string">
            <text:p>0.360000000000000</text:p>
          </table:table-cell>
          <table:table-cell office:value-type="string">
            <text:p>2.789507134373731E-003</text:p>
          </table:table-cell>
          <table:table-cell table:number-columns-repeated="6"/>
        </table:table-row>
        <table:table-row table:style-name="ro1">
          <table:table-cell office:value-type="string">
            <text:p>0.365000000000000</text:p>
          </table:table-cell>
          <table:table-cell office:value-type="string">
            <text:p>2.915643085239912E-003</text:p>
          </table:table-cell>
          <table:table-cell table:number-columns-repeated="6"/>
        </table:table-row>
        <table:table-row table:style-name="ro1">
          <table:table-cell office:value-type="string">
            <text:p>0.370000000000000</text:p>
          </table:table-cell>
          <table:table-cell office:value-type="string">
            <text:p>3.041841918461728E-003</text:p>
          </table:table-cell>
          <table:table-cell table:number-columns-repeated="6"/>
        </table:table-row>
        <table:table-row table:style-name="ro1">
          <table:table-cell office:value-type="string">
            <text:p>0.375000000000000</text:p>
          </table:table-cell>
          <table:table-cell office:value-type="string">
            <text:p>3.143073525347701E-003</text:p>
          </table:table-cell>
          <table:table-cell table:number-columns-repeated="6"/>
        </table:table-row>
        <table:table-row table:style-name="ro1">
          <table:table-cell office:value-type="string">
            <text:p>0.380000000000000</text:p>
          </table:table-cell>
          <table:table-cell office:value-type="string">
            <text:p>3.144214183771410E-003</text:p>
          </table:table-cell>
          <table:table-cell table:number-columns-repeated="6"/>
        </table:table-row>
        <table:table-row table:style-name="ro1">
          <table:table-cell office:value-type="string">
            <text:p>0.385000000000000</text:p>
          </table:table-cell>
          <table:table-cell office:value-type="string">
            <text:p>3.145354585398338E-003</text:p>
          </table:table-cell>
          <table:table-cell table:number-columns-repeated="6"/>
        </table:table-row>
        <table:table-row table:style-name="ro1">
          <table:table-cell office:value-type="string">
            <text:p>0.390000000000000</text:p>
          </table:table-cell>
          <table:table-cell office:value-type="string">
            <text:p>3.146494730508531E-003</text:p>
          </table:table-cell>
          <table:table-cell table:number-columns-repeated="6"/>
        </table:table-row>
        <table:table-row table:style-name="ro1">
          <table:table-cell office:value-type="string">
            <text:p>0.395000000000000</text:p>
          </table:table-cell>
          <table:table-cell office:value-type="string">
            <text:p>3.147634619381145E-003</text:p>
          </table:table-cell>
          <table:table-cell table:number-columns-repeated="6"/>
        </table:table-row>
        <table:table-row table:style-name="ro1">
          <table:table-cell office:value-type="string">
            <text:p>0.400000000000000</text:p>
          </table:table-cell>
          <table:table-cell office:value-type="string">
            <text:p>3.148774252294457E-003</text:p>
          </table:table-cell>
          <table:table-cell table:number-columns-repeated="6"/>
        </table:table-row>
        <table:table-row table:style-name="ro1">
          <table:table-cell office:value-type="string">
            <text:p>0.405000000000000</text:p>
          </table:table-cell>
          <table:table-cell office:value-type="string">
            <text:p>3.149913629525858E-003</text:p>
          </table:table-cell>
          <table:table-cell table:number-columns-repeated="6"/>
        </table:table-row>
        <table:table-row table:style-name="ro1">
          <table:table-cell office:value-type="string">
            <text:p>0.410000000000000</text:p>
          </table:table-cell>
          <table:table-cell office:value-type="string">
            <text:p>3.151052751351859E-003</text:p>
          </table:table-cell>
          <table:table-cell table:number-columns-repeated="6"/>
        </table:table-row>
        <table:table-row table:style-name="ro1">
          <table:table-cell office:value-type="string">
            <text:p>0.415000000000000</text:p>
          </table:table-cell>
          <table:table-cell office:value-type="string">
            <text:p>3.152191618048094E-003</text:p>
          </table:table-cell>
          <table:table-cell table:number-columns-repeated="6"/>
        </table:table-row>
        <table:table-row table:style-name="ro1">
          <table:table-cell office:value-type="string">
            <text:p>0.420000000000000</text:p>
          </table:table-cell>
          <table:table-cell office:value-type="string">
            <text:p>3.153330229889319E-003</text:p>
          </table:table-cell>
          <table:table-cell table:number-columns-repeated="6"/>
        </table:table-row>
        <table:table-row table:style-name="ro1">
          <table:table-cell office:value-type="string">
            <text:p>0.425000000000000</text:p>
          </table:table-cell>
          <table:table-cell office:value-type="string">
            <text:p>3.154468587149413E-003</text:p>
          </table:table-cell>
          <table:table-cell table:number-columns-repeated="6"/>
        </table:table-row>
        <table:table-row table:style-name="ro1">
          <table:table-cell office:value-type="string">
            <text:p>0.430000000000000</text:p>
          </table:table-cell>
          <table:table-cell office:value-type="string">
            <text:p>3.155606690101386E-003</text:p>
          </table:table-cell>
          <table:table-cell table:number-columns-repeated="6"/>
        </table:table-row>
        <table:table-row table:style-name="ro1">
          <table:table-cell office:value-type="string">
            <text:p>0.435000000000000</text:p>
          </table:table-cell>
          <table:table-cell office:value-type="string">
            <text:p>3.156744539017372E-003</text:p>
          </table:table-cell>
          <table:table-cell table:number-columns-repeated="6"/>
        </table:table-row>
        <table:table-row table:style-name="ro1">
          <table:table-cell office:value-type="string">
            <text:p>0.440000000000000</text:p>
          </table:table-cell>
          <table:table-cell office:value-type="string">
            <text:p>3.157882134168637E-003</text:p>
          </table:table-cell>
          <table:table-cell table:number-columns-repeated="6"/>
        </table:table-row>
        <table:table-row table:style-name="ro1">
          <table:table-cell office:value-type="string">
            <text:p>0.445000000000000</text:p>
          </table:table-cell>
          <table:table-cell office:value-type="string">
            <text:p>3.159019475825581E-003</text:p>
          </table:table-cell>
          <table:table-cell table:number-columns-repeated="6"/>
        </table:table-row>
        <table:table-row table:style-name="ro1">
          <table:table-cell office:value-type="string">
            <text:p>0.450000000000000</text:p>
          </table:table-cell>
          <table:table-cell office:value-type="string">
            <text:p>3.160156564257733E-003</text:p>
          </table:table-cell>
          <table:table-cell table:number-columns-repeated="6"/>
        </table:table-row>
        <table:table-row table:style-name="ro1">
          <table:table-cell office:value-type="string">
            <text:p>0.455000000000000</text:p>
          </table:table-cell>
          <table:table-cell office:value-type="string">
            <text:p>3.161293399733761E-003</text:p>
          </table:table-cell>
          <table:table-cell table:number-columns-repeated="6"/>
        </table:table-row>
        <table:table-row table:style-name="ro1">
          <table:table-cell office:value-type="string">
            <text:p>0.460000000000000</text:p>
          </table:table-cell>
          <table:table-cell office:value-type="string">
            <text:p>3.162429982521470E-003</text:p>
          </table:table-cell>
          <table:table-cell table:number-columns-repeated="6"/>
        </table:table-row>
        <table:table-row table:style-name="ro1">
          <table:table-cell office:value-type="string">
            <text:p>0.465000000000000</text:p>
          </table:table-cell>
          <table:table-cell office:value-type="string">
            <text:p>3.163566312887803E-003</text:p>
          </table:table-cell>
          <table:table-cell table:number-columns-repeated="6"/>
        </table:table-row>
        <table:table-row table:style-name="ro1">
          <table:table-cell office:value-type="string">
            <text:p>0.470000000000000</text:p>
          </table:table-cell>
          <table:table-cell office:value-type="string">
            <text:p>3.164702391098843E-003</text:p>
          </table:table-cell>
          <table:table-cell table:number-columns-repeated="6"/>
        </table:table-row>
        <table:table-row table:style-name="ro1">
          <table:table-cell office:value-type="string">
            <text:p>0.475000000000000</text:p>
          </table:table-cell>
          <table:table-cell office:value-type="string">
            <text:p>3.165838217419817E-003</text:p>
          </table:table-cell>
          <table:table-cell table:number-columns-repeated="6"/>
        </table:table-row>
        <table:table-row table:style-name="ro1">
          <table:table-cell office:value-type="string">
            <text:p>0.480000000000000</text:p>
          </table:table-cell>
          <table:table-cell office:value-type="string">
            <text:p>3.166973792115097E-003</text:p>
          </table:table-cell>
          <table:table-cell table:number-columns-repeated="6"/>
        </table:table-row>
        <table:table-row table:style-name="ro1">
          <table:table-cell office:value-type="string">
            <text:p>0.485000000000000</text:p>
          </table:table-cell>
          <table:table-cell office:value-type="string">
            <text:p>3.168109115448198E-003</text:p>
          </table:table-cell>
          <table:table-cell table:number-columns-repeated="6"/>
        </table:table-row>
        <table:table-row table:style-name="ro1">
          <table:table-cell office:value-type="string">
            <text:p>0.490000000000000</text:p>
          </table:table-cell>
          <table:table-cell office:value-type="string">
            <text:p>3.169244187681786E-003</text:p>
          </table:table-cell>
          <table:table-cell table:number-columns-repeated="6"/>
        </table:table-row>
        <table:table-row table:style-name="ro1">
          <table:table-cell office:value-type="string">
            <text:p>0.495000000000000</text:p>
          </table:table-cell>
          <table:table-cell office:value-type="string">
            <text:p>3.170379009077674E-003</text:p>
          </table:table-cell>
          <table:table-cell table:number-columns-repeated="6"/>
        </table:table-row>
        <table:table-row table:style-name="ro1">
          <table:table-cell office:value-type="string">
            <text:p>0.500000000000000</text:p>
          </table:table-cell>
          <table:table-cell office:value-type="string">
            <text:p>3.171513579896828E-003</text:p>
          </table:table-cell>
          <table:table-cell table:number-columns-repeated="6"/>
        </table:table-row>
        <table:table-row table:style-name="ro1">
          <table:table-cell office:value-type="string">
            <text:p>0.505000000000000</text:p>
          </table:table-cell>
          <table:table-cell office:value-type="string">
            <text:p>3.172647900399366E-003</text:p>
          </table:table-cell>
          <table:table-cell table:number-columns-repeated="6"/>
        </table:table-row>
        <table:table-row table:style-name="ro1">
          <table:table-cell office:value-type="string">
            <text:p>0.510000000000000</text:p>
          </table:table-cell>
          <table:table-cell office:value-type="string">
            <text:p>3.173781970844561E-003</text:p>
          </table:table-cell>
          <table:table-cell table:number-columns-repeated="6"/>
        </table:table-row>
        <table:table-row table:style-name="ro1">
          <table:table-cell office:value-type="string">
            <text:p>0.515000000000000</text:p>
          </table:table-cell>
          <table:table-cell office:value-type="string">
            <text:p>3.174915791490842E-003</text:p>
          </table:table-cell>
          <table:table-cell table:number-columns-repeated="6"/>
        </table:table-row>
        <table:table-row table:style-name="ro1">
          <table:table-cell office:value-type="string">
            <text:p>0.520000000000000</text:p>
          </table:table-cell>
          <table:table-cell office:value-type="string">
            <text:p>3.176049362595798E-003</text:p>
          </table:table-cell>
          <table:table-cell table:number-columns-repeated="6"/>
        </table:table-row>
        <table:table-row table:style-name="ro1">
          <table:table-cell office:value-type="string">
            <text:p>0.525000000000000</text:p>
          </table:table-cell>
          <table:table-cell office:value-type="string">
            <text:p>3.177182684416175E-003</text:p>
          </table:table-cell>
          <table:table-cell table:number-columns-repeated="6"/>
        </table:table-row>
        <table:table-row table:style-name="ro1">
          <table:table-cell office:value-type="string">
            <text:p>0.530000000000000</text:p>
          </table:table-cell>
          <table:table-cell office:value-type="string">
            <text:p>3.178315757207883E-003</text:p>
          </table:table-cell>
          <table:table-cell table:number-columns-repeated="6"/>
        </table:table-row>
        <table:table-row table:style-name="ro1">
          <table:table-cell office:value-type="string">
            <text:p>0.535000000000000</text:p>
          </table:table-cell>
          <table:table-cell office:value-type="string">
            <text:p>3.179448581225994E-003</text:p>
          </table:table-cell>
          <table:table-cell table:number-columns-repeated="6"/>
        </table:table-row>
        <table:table-row table:style-name="ro1">
          <table:table-cell office:value-type="string">
            <text:p>0.540000000000000</text:p>
          </table:table-cell>
          <table:table-cell office:value-type="string">
            <text:p>3.180581156724746E-003</text:p>
          </table:table-cell>
          <table:table-cell table:number-columns-repeated="6"/>
        </table:table-row>
        <table:table-row table:style-name="ro1">
          <table:table-cell office:value-type="string">
            <text:p>0.545000000000000</text:p>
          </table:table-cell>
          <table:table-cell office:value-type="string">
            <text:p>3.181713483957545E-003</text:p>
          </table:table-cell>
          <table:table-cell table:number-columns-repeated="6"/>
        </table:table-row>
        <table:table-row table:style-name="ro1">
          <table:table-cell office:value-type="string">
            <text:p>0.550000000000000</text:p>
          </table:table-cell>
          <table:table-cell office:value-type="string">
            <text:p>3.182845563176962E-003</text:p>
          </table:table-cell>
          <table:table-cell table:number-columns-repeated="6"/>
        </table:table-row>
        <table:table-row table:style-name="ro1">
          <table:table-cell office:value-type="string">
            <text:p>0.555000000000000</text:p>
          </table:table-cell>
          <table:table-cell office:value-type="string">
            <text:p>3.183977394634741E-003</text:p>
          </table:table-cell>
          <table:table-cell table:number-columns-repeated="6"/>
        </table:table-row>
        <table:table-row table:style-name="ro1">
          <table:table-cell office:value-type="string">
            <text:p>0.560000000000000</text:p>
          </table:table-cell>
          <table:table-cell office:value-type="string">
            <text:p>3.185108978581797E-003</text:p>
          </table:table-cell>
          <table:table-cell table:number-columns-repeated="6"/>
        </table:table-row>
        <table:table-row table:style-name="ro1">
          <table:table-cell office:value-type="string">
            <text:p>0.565000000000000</text:p>
          </table:table-cell>
          <table:table-cell office:value-type="string">
            <text:p>3.186240315268221E-003</text:p>
          </table:table-cell>
          <table:table-cell table:number-columns-repeated="6"/>
        </table:table-row>
        <table:table-row table:style-name="ro1">
          <table:table-cell office:value-type="string">
            <text:p>0.570000000000000</text:p>
          </table:table-cell>
          <table:table-cell office:value-type="string">
            <text:p>3.187371404943275E-003</text:p>
          </table:table-cell>
          <table:table-cell table:number-columns-repeated="6"/>
        </table:table-row>
        <table:table-row table:style-name="ro1">
          <table:table-cell office:value-type="string">
            <text:p>0.575000000000000</text:p>
          </table:table-cell>
          <table:table-cell office:value-type="string">
            <text:p>3.188502247855402E-003</text:p>
          </table:table-cell>
          <table:table-cell table:number-columns-repeated="6"/>
        </table:table-row>
        <table:table-row table:style-name="ro1">
          <table:table-cell office:value-type="string">
            <text:p>0.580000000000000</text:p>
          </table:table-cell>
          <table:table-cell office:value-type="string">
            <text:p>3.189632844252222E-003</text:p>
          </table:table-cell>
          <table:table-cell table:number-columns-repeated="6"/>
        </table:table-row>
        <table:table-row table:style-name="ro1">
          <table:table-cell office:value-type="string">
            <text:p>0.585000000000000</text:p>
          </table:table-cell>
          <table:table-cell office:value-type="string">
            <text:p>3.190763194380537E-003</text:p>
          </table:table-cell>
          <table:table-cell table:number-columns-repeated="6"/>
        </table:table-row>
        <table:table-row table:style-name="ro1">
          <table:table-cell office:value-type="string">
            <text:p>0.590000000000000</text:p>
          </table:table-cell>
          <table:table-cell office:value-type="string">
            <text:p>3.191893298486328E-003</text:p>
          </table:table-cell>
          <table:table-cell table:number-columns-repeated="6"/>
        </table:table-row>
        <table:table-row table:style-name="ro1">
          <table:table-cell office:value-type="string">
            <text:p>0.595000000000000</text:p>
          </table:table-cell>
          <table:table-cell office:value-type="string">
            <text:p>3.193023156814763E-003</text:p>
          </table:table-cell>
          <table:table-cell table:number-columns-repeated="6"/>
        </table:table-row>
        <table:table-row table:style-name="ro1">
          <table:table-cell office:value-type="string">
            <text:p>0.600000000000000</text:p>
          </table:table-cell>
          <table:table-cell office:value-type="string">
            <text:p>3.194152769610195E-003</text:p>
          </table:table-cell>
          <table:table-cell table:number-columns-repeated="6"/>
        </table:table-row>
        <table:table-row table:style-name="ro1">
          <table:table-cell office:value-type="string">
            <text:p>0.605000000000000</text:p>
          </table:table-cell>
          <table:table-cell office:value-type="string">
            <text:p>3.195282137116165E-003</text:p>
          </table:table-cell>
          <table:table-cell table:number-columns-repeated="6"/>
        </table:table-row>
        <table:table-row table:style-name="ro1">
          <table:table-cell office:value-type="string">
            <text:p>0.610000000000000</text:p>
          </table:table-cell>
          <table:table-cell office:value-type="string">
            <text:p>3.196411259575401E-003</text:p>
          </table:table-cell>
          <table:table-cell table:number-columns-repeated="6"/>
        </table:table-row>
        <table:table-row table:style-name="ro1">
          <table:table-cell office:value-type="string">
            <text:p>0.615000000000000</text:p>
          </table:table-cell>
          <table:table-cell office:value-type="string">
            <text:p>3.197540137229822E-003</text:p>
          </table:table-cell>
          <table:table-cell table:number-columns-repeated="6"/>
        </table:table-row>
        <table:table-row table:style-name="ro1">
          <table:table-cell office:value-type="string">
            <text:p>0.620000000000000</text:p>
          </table:table-cell>
          <table:table-cell office:value-type="string">
            <text:p>3.198668770320542E-003</text:p>
          </table:table-cell>
          <table:table-cell table:number-columns-repeated="6"/>
        </table:table-row>
        <table:table-row table:style-name="ro1">
          <table:table-cell office:value-type="string">
            <text:p>0.625000000000000</text:p>
          </table:table-cell>
          <table:table-cell office:value-type="string">
            <text:p>3.174083520594409E-003</text:p>
          </table:table-cell>
          <table:table-cell table:number-columns-repeated="6"/>
        </table:table-row>
        <table:table-row table:style-name="ro1">
          <table:table-cell office:value-type="string">
            <text:p>0.630000000000000</text:p>
          </table:table-cell>
          <table:table-cell office:value-type="string">
            <text:p>3.046616923753144E-003</text:p>
          </table:table-cell>
          <table:table-cell table:number-columns-repeated="6"/>
        </table:table-row>
        <table:table-row table:style-name="ro1">
          <table:table-cell office:value-type="string">
            <text:p>0.635000000000000</text:p>
          </table:table-cell>
          <table:table-cell office:value-type="string">
            <text:p>2.919085250812746E-003</text:p>
          </table:table-cell>
          <table:table-cell table:number-columns-repeated="6"/>
        </table:table-row>
        <table:table-row table:style-name="ro1">
          <table:table-cell office:value-type="string">
            <text:p>0.640000000000000</text:p>
          </table:table-cell>
          <table:table-cell office:value-type="string">
            <text:p>2.791491249481714E-003</text:p>
          </table:table-cell>
          <table:table-cell table:number-columns-repeated="6"/>
        </table:table-row>
        <table:table-row table:style-name="ro1">
          <table:table-cell office:value-type="string">
            <text:p>0.645000000000000</text:p>
          </table:table-cell>
          <table:table-cell office:value-type="string">
            <text:p>2.663837668753243E-003</text:p>
          </table:table-cell>
          <table:table-cell table:number-columns-repeated="6"/>
        </table:table-row>
        <table:table-row table:style-name="ro1">
          <table:table-cell office:value-type="string">
            <text:p>0.650000000000000</text:p>
          </table:table-cell>
          <table:table-cell office:value-type="string">
            <text:p>2.536127258848208E-003</text:p>
          </table:table-cell>
          <table:table-cell table:number-columns-repeated="6"/>
        </table:table-row>
        <table:table-row table:style-name="ro1">
          <table:table-cell office:value-type="string">
            <text:p>0.655000000000000</text:p>
          </table:table-cell>
          <table:table-cell office:value-type="string">
            <text:p>2.408362771158095E-003</text:p>
          </table:table-cell>
          <table:table-cell table:number-columns-repeated="6"/>
        </table:table-row>
        <table:table-row table:style-name="ro1">
          <table:table-cell office:value-type="string">
            <text:p>0.660000000000000</text:p>
          </table:table-cell>
          <table:table-cell office:value-type="string">
            <text:p>2.280546958187882E-003</text:p>
          </table:table-cell>
          <table:table-cell table:number-columns-repeated="6"/>
        </table:table-row>
        <table:table-row table:style-name="ro1">
          <table:table-cell office:value-type="string">
            <text:p>0.665000000000000</text:p>
          </table:table-cell>
          <table:table-cell office:value-type="string">
            <text:p>2.152682573498886E-003</text:p>
          </table:table-cell>
          <table:table-cell table:number-columns-repeated="6"/>
        </table:table-row>
        <table:table-row table:style-name="ro1">
          <table:table-cell office:value-type="string">
            <text:p>0.670000000000000</text:p>
          </table:table-cell>
          <table:table-cell office:value-type="string">
            <text:p>2.024772371651552E-003</text:p>
          </table:table-cell>
          <table:table-cell table:number-columns-repeated="6"/>
        </table:table-row>
        <table:table-row table:style-name="ro1">
          <table:table-cell office:value-type="string">
            <text:p>0.675000000000000</text:p>
          </table:table-cell>
          <table:table-cell office:value-type="string">
            <text:p>1.896819108148219E-003</text:p>
          </table:table-cell>
          <table:table-cell table:number-columns-repeated="6"/>
        </table:table-row>
        <table:table-row table:style-name="ro1">
          <table:table-cell office:value-type="string">
            <text:p>0.680000000000000</text:p>
          </table:table-cell>
          <table:table-cell office:value-type="string">
            <text:p>1.768825539375834E-003</text:p>
          </table:table-cell>
          <table:table-cell table:number-columns-repeated="6"/>
        </table:table-row>
        <table:table-row table:style-name="ro1">
          <table:table-cell office:value-type="string">
            <text:p>0.685000000000000</text:p>
          </table:table-cell>
          <table:table-cell office:value-type="string">
            <text:p>1.640794422548641E-003</text:p>
          </table:table-cell>
          <table:table-cell table:number-columns-repeated="6"/>
        </table:table-row>
        <table:table-row table:style-name="ro1">
          <table:table-cell office:value-type="string">
            <text:p>0.690000000000001</text:p>
          </table:table-cell>
          <table:table-cell office:value-type="string">
            <text:p>1.512728515650832E-003</text:p>
          </table:table-cell>
          <table:table-cell table:number-columns-repeated="6"/>
        </table:table-row>
        <table:table-row table:style-name="ro1">
          <table:table-cell office:value-type="string">
            <text:p>0.695000000000001</text:p>
          </table:table-cell>
          <table:table-cell office:value-type="string">
            <text:p>1.384630577379169E-003</text:p>
          </table:table-cell>
          <table:table-cell table:number-columns-repeated="6"/>
        </table:table-row>
        <table:table-row table:style-name="ro1">
          <table:table-cell office:value-type="string">
            <text:p>0.700000000000001</text:p>
          </table:table-cell>
          <table:table-cell office:value-type="string">
            <text:p>1.256503367085580E-003</text:p>
          </table:table-cell>
          <table:table-cell table:number-columns-repeated="6"/>
        </table:table-row>
        <table:table-row table:style-name="ro1">
          <table:table-cell office:value-type="string">
            <text:p>0.705000000000001</text:p>
          </table:table-cell>
          <table:table-cell office:value-type="string">
            <text:p>1.128349644719725E-003</text:p>
          </table:table-cell>
          <table:table-cell table:number-columns-repeated="6"/>
        </table:table-row>
        <table:table-row table:style-name="ro1">
          <table:table-cell office:value-type="string">
            <text:p>0.710000000000001</text:p>
          </table:table-cell>
          <table:table-cell office:value-type="string">
            <text:p>1.000172170771541E-003</text:p>
          </table:table-cell>
          <table:table-cell table:number-columns-repeated="6"/>
        </table:table-row>
        <table:table-row table:style-name="ro1">
          <table:table-cell office:value-type="string">
            <text:p>0.715000000000001</text:p>
          </table:table-cell>
          <table:table-cell office:value-type="string">
            <text:p>8.719737062137649E-004</text:p>
          </table:table-cell>
          <table:table-cell table:number-columns-repeated="6"/>
        </table:table-row>
        <table:table-row table:style-name="ro1">
          <table:table-cell office:value-type="string">
            <text:p>0.720000000000001</text:p>
          </table:table-cell>
          <table:table-cell office:value-type="string">
            <text:p>7.437570124444409E-004</text:p>
          </table:table-cell>
          <table:table-cell table:number-columns-repeated="6"/>
        </table:table-row>
        <table:table-row table:style-name="ro1">
          <table:table-cell office:value-type="string">
            <text:p>0.725000000000001</text:p>
          </table:table-cell>
          <table:table-cell office:value-type="string">
            <text:p>6.155248512294048E-004</text:p>
          </table:table-cell>
          <table:table-cell table:number-columns-repeated="6"/>
        </table:table-row>
        <table:table-row table:style-name="ro1">
          <table:table-cell office:value-type="string">
            <text:p>0.730000000000001</text:p>
          </table:table-cell>
          <table:table-cell office:value-type="string">
            <text:p>4.872799846447590E-004</text:p>
          </table:table-cell>
          <table:table-cell table:number-columns-repeated="6"/>
        </table:table-row>
        <table:table-row table:style-name="ro1">
          <table:table-cell office:value-type="string">
            <text:p>0.735000000000001</text:p>
          </table:table-cell>
          <table:table-cell office:value-type="string">
            <text:p>3.590251750193339E-004</text:p>
          </table:table-cell>
          <table:table-cell table:number-columns-repeated="6"/>
        </table:table-row>
        <table:table-row table:style-name="ro1">
          <table:table-cell office:value-type="string">
            <text:p>0.740000000000001</text:p>
          </table:table-cell>
          <table:table-cell office:value-type="string">
            <text:p>2.307631848771385E-004</text:p>
          </table:table-cell>
          <table:table-cell table:number-columns-repeated="6"/>
        </table:table-row>
        <table:table-row table:style-name="ro1">
          <table:table-cell office:value-type="string">
            <text:p>0.745000000000001</text:p>
          </table:table-cell>
          <table:table-cell office:value-type="string">
            <text:p>1.024967768798048E-004</text:p>
          </table:table-cell>
          <table:table-cell table:number-columns-repeated="6"/>
        </table:table-row>
        <table:table-row table:style-name="ro1">
          <table:table-cell office:value-type="string">
            <text:p>0.750000000000001</text:p>
          </table:table-cell>
          <table:table-cell office:value-type="string">
            <text:p>-2.577128623097426E-005</text:p>
          </table:table-cell>
          <table:table-cell table:number-columns-repeated="6"/>
        </table:table-row>
        <table:table-row table:style-name="ro1">
          <table:table-cell office:value-type="string">
            <text:p>0.755000000000001</text:p>
          </table:table-cell>
          <table:table-cell office:value-type="string">
            <text:p>-1.540382416910093E-004</text:p>
          </table:table-cell>
          <table:table-cell table:number-columns-repeated="6"/>
        </table:table-row>
        <table:table-row table:style-name="ro1">
          <table:table-cell office:value-type="string">
            <text:p>0.760000000000001</text:p>
          </table:table-cell>
          <table:table-cell office:value-type="string">
            <text:p>-2.823013267711802E-004</text:p>
          </table:table-cell>
          <table:table-cell table:number-columns-repeated="6"/>
        </table:table-row>
        <table:table-row table:style-name="ro1">
          <table:table-cell office:value-type="string">
            <text:p>0.765000000000001</text:p>
          </table:table-cell>
          <table:table-cell office:value-type="string">
            <text:p>-4.105577788350007E-004</text:p>
          </table:table-cell>
          <table:table-cell table:number-columns-repeated="6"/>
        </table:table-row>
        <table:table-row table:style-name="ro1">
          <table:table-cell office:value-type="string">
            <text:p>0.770000000000001</text:p>
          </table:table-cell>
          <table:table-cell office:value-type="string">
            <text:p>-5.388048353961786E-004</text:p>
          </table:table-cell>
          <table:table-cell table:number-columns-repeated="6"/>
        </table:table-row>
        <table:table-row table:style-name="ro1">
          <table:table-cell office:value-type="string">
            <text:p>0.775000000000001</text:p>
          </table:table-cell>
          <table:table-cell office:value-type="string">
            <text:p>-6.670397341761707E-004</text:p>
          </table:table-cell>
          <table:table-cell table:number-columns-repeated="6"/>
        </table:table-row>
        <table:table-row table:style-name="ro1">
          <table:table-cell office:value-type="string">
            <text:p>0.780000000000001</text:p>
          </table:table-cell>
          <table:table-cell office:value-type="string">
            <text:p>-7.952597131617297E-004</text:p>
          </table:table-cell>
          <table:table-cell table:number-columns-repeated="6"/>
        </table:table-row>
        <table:table-row table:style-name="ro1">
          <table:table-cell office:value-type="string">
            <text:p>0.785000000000001</text:p>
          </table:table-cell>
          <table:table-cell office:value-type="string">
            <text:p>-9.234620106624402E-004</text:p>
          </table:table-cell>
          <table:table-cell table:number-columns-repeated="6"/>
        </table:table-row>
        <table:table-row table:style-name="ro1">
          <table:table-cell office:value-type="string">
            <text:p>0.790000000000001</text:p>
          </table:table-cell>
          <table:table-cell office:value-type="string">
            <text:p>-1.051643865368242E-003</text:p>
          </table:table-cell>
          <table:table-cell table:number-columns-repeated="6"/>
        </table:table-row>
        <table:table-row table:style-name="ro1">
          <table:table-cell office:value-type="string">
            <text:p>0.795000000000001</text:p>
          </table:table-cell>
          <table:table-cell office:value-type="string">
            <text:p>-1.179802516406940E-003</text:p>
          </table:table-cell>
          <table:table-cell table:number-columns-repeated="6"/>
        </table:table-row>
        <table:table-row table:style-name="ro1">
          <table:table-cell office:value-type="string">
            <text:p>0.800000000000001</text:p>
          </table:table-cell>
          <table:table-cell office:value-type="string">
            <text:p>-1.307935203401695E-003</text:p>
          </table:table-cell>
          <table:table-cell table:number-columns-repeated="6"/>
        </table:table-row>
        <table:table-row table:style-name="ro1">
          <table:table-cell office:value-type="string">
            <text:p>0.805000000000001</text:p>
          </table:table-cell>
          <table:table-cell office:value-type="string">
            <text:p>-1.436039166528494E-003</text:p>
          </table:table-cell>
          <table:table-cell table:number-columns-repeated="6"/>
        </table:table-row>
        <table:table-row table:style-name="ro1">
          <table:table-cell office:value-type="string">
            <text:p>0.810000000000001</text:p>
          </table:table-cell>
          <table:table-cell office:value-type="string">
            <text:p>-1.564111646573605E-003</text:p>
          </table:table-cell>
          <table:table-cell table:number-columns-repeated="6"/>
        </table:table-row>
        <table:table-row table:style-name="ro1">
          <table:table-cell office:value-type="string">
            <text:p>0.815000000000001</text:p>
          </table:table-cell>
          <table:table-cell office:value-type="string">
            <text:p>-1.692149884991000E-003</text:p>
          </table:table-cell>
          <table:table-cell table:number-columns-repeated="6"/>
        </table:table-row>
        <table:table-row table:style-name="ro1">
          <table:table-cell office:value-type="string">
            <text:p>0.820000000000001</text:p>
          </table:table-cell>
          <table:table-cell office:value-type="string">
            <text:p>-1.820151123959755E-003</text:p>
          </table:table-cell>
          <table:table-cell table:number-columns-repeated="6"/>
        </table:table-row>
        <table:table-row table:style-name="ro1">
          <table:table-cell office:value-type="string">
            <text:p>0.825000000000001</text:p>
          </table:table-cell>
          <table:table-cell office:value-type="string">
            <text:p>-1.948112606441424E-003</text:p>
          </table:table-cell>
          <table:table-cell table:number-columns-repeated="6"/>
        </table:table-row>
        <table:table-row table:style-name="ro1">
          <table:table-cell office:value-type="string">
            <text:p>0.830000000000001</text:p>
          </table:table-cell>
          <table:table-cell office:value-type="string">
            <text:p>-2.076031576237377E-003</text:p>
          </table:table-cell>
          <table:table-cell table:number-columns-repeated="6"/>
        </table:table-row>
        <table:table-row table:style-name="ro1">
          <table:table-cell office:value-type="string">
            <text:p>0.835000000000001</text:p>
          </table:table-cell>
          <table:table-cell office:value-type="string">
            <text:p>-2.203905278046109E-003</text:p>
          </table:table-cell>
          <table:table-cell table:number-columns-repeated="6"/>
        </table:table-row>
        <table:table-row table:style-name="ro1">
          <table:table-cell office:value-type="string">
            <text:p>0.840000000000001</text:p>
          </table:table-cell>
          <table:table-cell office:value-type="string">
            <text:p>-2.331730957520511E-003</text:p>
          </table:table-cell>
          <table:table-cell table:number-columns-repeated="6"/>
        </table:table-row>
        <table:table-row table:style-name="ro1">
          <table:table-cell office:value-type="string">
            <text:p>0.845000000000001</text:p>
          </table:table-cell>
          <table:table-cell office:value-type="string">
            <text:p>-2.459505861325104E-003</text:p>
          </table:table-cell>
          <table:table-cell table:number-columns-repeated="6"/>
        </table:table-row>
        <table:table-row table:style-name="ro1">
          <table:table-cell office:value-type="string">
            <text:p>0.850000000000001</text:p>
          </table:table-cell>
          <table:table-cell office:value-type="string">
            <text:p>-2.587227237193236E-003</text:p>
          </table:table-cell>
          <table:table-cell table:number-columns-repeated="6"/>
        </table:table-row>
        <table:table-row table:style-name="ro1">
          <table:table-cell office:value-type="string">
            <text:p>0.855000000000001</text:p>
          </table:table-cell>
          <table:table-cell office:value-type="string">
            <text:p>-2.714892333984225E-003</text:p>
          </table:table-cell>
          <table:table-cell table:number-columns-repeated="6"/>
        </table:table-row>
        <table:table-row table:style-name="ro1">
          <table:table-cell office:value-type="string">
            <text:p>0.860000000000001</text:p>
          </table:table-cell>
          <table:table-cell office:value-type="string">
            <text:p>-2.842498401740473E-003</text:p>
          </table:table-cell>
          <table:table-cell table:number-columns-repeated="6"/>
        </table:table-row>
        <table:table-row table:style-name="ro1">
          <table:table-cell office:value-type="string">
            <text:p>0.865000000000001</text:p>
          </table:table-cell>
          <table:table-cell office:value-type="string">
            <text:p>-2.970042691744521E-003</text:p>
          </table:table-cell>
          <table:table-cell table:number-columns-repeated="6"/>
        </table:table-row>
        <table:table-row table:style-name="ro1">
          <table:table-cell office:value-type="string">
            <text:p>0.870000000000001</text:p>
          </table:table-cell>
          <table:table-cell office:value-type="string">
            <text:p>-3.097522456576058E-003</text:p>
          </table:table-cell>
          <table:table-cell table:number-columns-repeated="6"/>
        </table:table-row>
        <table:table-row table:style-name="ro1">
          <table:table-cell office:value-type="string">
            <text:p>0.875000000000001</text:p>
          </table:table-cell>
          <table:table-cell office:value-type="string">
            <text:p>-3.199235037431805E-003</text:p>
          </table:table-cell>
          <table:table-cell table:number-columns-repeated="6"/>
        </table:table-row>
        <table:table-row table:style-name="ro1">
          <table:table-cell office:value-type="string">
            <text:p>0.880000000000001</text:p>
          </table:table-cell>
          <table:table-cell office:value-type="string">
            <text:p>-3.198106452556092E-003</text:p>
          </table:table-cell>
          <table:table-cell table:number-columns-repeated="6"/>
        </table:table-row>
        <table:table-row table:style-name="ro1">
          <table:table-cell office:value-type="string">
            <text:p>0.885000000000001</text:p>
          </table:table-cell>
          <table:table-cell office:value-type="string">
            <text:p>-3.196977623191437E-003</text:p>
          </table:table-cell>
          <table:table-cell table:number-columns-repeated="6"/>
        </table:table-row>
        <table:table-row table:style-name="ro1">
          <table:table-cell office:value-type="string">
            <text:p>0.890000000000001</text:p>
          </table:table-cell>
          <table:table-cell office:value-type="string">
            <text:p>-3.195848549096933E-003</text:p>
          </table:table-cell>
          <table:table-cell table:number-columns-repeated="6"/>
        </table:table-row>
        <table:table-row table:style-name="ro1">
          <table:table-cell office:value-type="string">
            <text:p>0.895000000000001</text:p>
          </table:table-cell>
          <table:table-cell office:value-type="string">
            <text:p>-3.194719230030863E-003</text:p>
          </table:table-cell>
          <table:table-cell table:number-columns-repeated="6"/>
        </table:table-row>
        <table:table-row table:style-name="ro1">
          <table:table-cell office:value-type="string">
            <text:p>0.900000000000001</text:p>
          </table:table-cell>
          <table:table-cell office:value-type="string">
            <text:p>-3.193589665750703E-003</text:p>
          </table:table-cell>
          <table:table-cell table:number-columns-repeated="6"/>
        </table:table-row>
        <table:table-row table:style-name="ro1">
          <table:table-cell office:value-type="string">
            <text:p>0.905000000000001</text:p>
          </table:table-cell>
          <table:table-cell office:value-type="string">
            <text:p>-3.192459856013118E-003</text:p>
          </table:table-cell>
          <table:table-cell table:number-columns-repeated="6"/>
        </table:table-row>
        <table:table-row table:style-name="ro1">
          <table:table-cell office:value-type="string">
            <text:p>0.910000000000001</text:p>
          </table:table-cell>
          <table:table-cell office:value-type="string">
            <text:p>-3.191329800573961E-003</text:p>
          </table:table-cell>
          <table:table-cell table:number-columns-repeated="6"/>
        </table:table-row>
        <table:table-row table:style-name="ro1">
          <table:table-cell office:value-type="string">
            <text:p>0.915000000000001</text:p>
          </table:table-cell>
          <table:table-cell office:value-type="string">
            <text:p>-3.190199499188270E-003</text:p>
          </table:table-cell>
          <table:table-cell table:number-columns-repeated="6"/>
        </table:table-row>
        <table:table-row table:style-name="ro1">
          <table:table-cell office:value-type="string">
            <text:p>0.920000000000001</text:p>
          </table:table-cell>
          <table:table-cell office:value-type="string">
            <text:p>-3.189068951610269E-003</text:p>
          </table:table-cell>
          <table:table-cell table:number-columns-repeated="6"/>
        </table:table-row>
        <table:table-row table:style-name="ro1">
          <table:table-cell office:value-type="string">
            <text:p>0.925000000000001</text:p>
          </table:table-cell>
          <table:table-cell office:value-type="string">
            <text:p>-3.187938157593365E-003</text:p>
          </table:table-cell>
          <table:table-cell table:number-columns-repeated="6"/>
        </table:table-row>
        <table:table-row table:style-name="ro1">
          <table:table-cell office:value-type="string">
            <text:p>0.930000000000001</text:p>
          </table:table-cell>
          <table:table-cell office:value-type="string">
            <text:p>-3.186807116890144E-003</text:p>
          </table:table-cell>
          <table:table-cell table:number-columns-repeated="6"/>
        </table:table-row>
        <table:table-row table:style-name="ro1">
          <table:table-cell office:value-type="string">
            <text:p>0.935000000000001</text:p>
          </table:table-cell>
          <table:table-cell office:value-type="string">
            <text:p>-3.185675829252373E-003</text:p>
          </table:table-cell>
          <table:table-cell table:number-columns-repeated="6"/>
        </table:table-row>
        <table:table-row table:style-name="ro1">
          <table:table-cell office:value-type="string">
            <text:p>0.940000000000001</text:p>
          </table:table-cell>
          <table:table-cell office:value-type="string">
            <text:p>-3.184544294430996E-003</text:p>
          </table:table-cell>
          <table:table-cell table:number-columns-repeated="6"/>
        </table:table-row>
        <table:table-row table:style-name="ro1">
          <table:table-cell office:value-type="string">
            <text:p>0.945000000000001</text:p>
          </table:table-cell>
          <table:table-cell office:value-type="string">
            <text:p>-3.183412512176134E-003</text:p>
          </table:table-cell>
          <table:table-cell table:number-columns-repeated="6"/>
        </table:table-row>
        <table:table-row table:style-name="ro1">
          <table:table-cell office:value-type="string">
            <text:p>0.950000000000001</text:p>
          </table:table-cell>
          <table:table-cell office:value-type="string">
            <text:p>-3.182280482237080E-003</text:p>
          </table:table-cell>
          <table:table-cell table:number-columns-repeated="6"/>
        </table:table-row>
        <table:table-row table:style-name="ro1">
          <table:table-cell office:value-type="string">
            <text:p>0.955000000000001</text:p>
          </table:table-cell>
          <table:table-cell office:value-type="string">
            <text:p>-3.181148204362301E-003</text:p>
          </table:table-cell>
          <table:table-cell table:number-columns-repeated="6"/>
        </table:table-row>
        <table:table-row table:style-name="ro1">
          <table:table-cell office:value-type="string">
            <text:p>0.960000000000001</text:p>
          </table:table-cell>
          <table:table-cell office:value-type="string">
            <text:p>-3.180015678299436E-003</text:p>
          </table:table-cell>
          <table:table-cell table:number-columns-repeated="6"/>
        </table:table-row>
        <table:table-row table:style-name="ro1">
          <table:table-cell office:value-type="string">
            <text:p>0.965000000000001</text:p>
          </table:table-cell>
          <table:table-cell office:value-type="string">
            <text:p>-3.178882903795290E-003</text:p>
          </table:table-cell>
          <table:table-cell table:number-columns-repeated="6"/>
        </table:table-row>
        <table:table-row table:style-name="ro1">
          <table:table-cell office:value-type="string">
            <text:p>0.970000000000001</text:p>
          </table:table-cell>
          <table:table-cell office:value-type="string">
            <text:p>-3.177749880595838E-003</text:p>
          </table:table-cell>
          <table:table-cell table:number-columns-repeated="6"/>
        </table:table-row>
        <table:table-row table:style-name="ro1">
          <table:table-cell office:value-type="string">
            <text:p>0.975000000000001</text:p>
          </table:table-cell>
          <table:table-cell office:value-type="string">
            <text:p>-3.176616608446219E-003</text:p>
          </table:table-cell>
          <table:table-cell table:number-columns-repeated="6"/>
        </table:table-row>
        <table:table-row table:style-name="ro1">
          <table:table-cell office:value-type="string">
            <text:p>0.980000000000001</text:p>
          </table:table-cell>
          <table:table-cell office:value-type="string">
            <text:p>-3.175483087090737E-003</text:p>
          </table:table-cell>
          <table:table-cell table:number-columns-repeated="6"/>
        </table:table-row>
        <table:table-row table:style-name="ro1">
          <table:table-cell office:value-type="string">
            <text:p>0.985000000000001</text:p>
          </table:table-cell>
          <table:table-cell office:value-type="string">
            <text:p>-3.174349316272857E-003</text:p>
          </table:table-cell>
          <table:table-cell table:number-columns-repeated="6"/>
        </table:table-row>
        <table:table-row table:style-name="ro1">
          <table:table-cell office:value-type="string">
            <text:p>0.990000000000001</text:p>
          </table:table-cell>
          <table:table-cell office:value-type="string">
            <text:p>-3.173215295735206E-003</text:p>
          </table:table-cell>
          <table:table-cell table:number-columns-repeated="6"/>
        </table:table-row>
        <table:table-row table:style-name="ro1">
          <table:table-cell office:value-type="string">
            <text:p>0.995000000000001</text:p>
          </table:table-cell>
          <table:table-cell office:value-type="string">
            <text:p>-3.172081025219569E-003</text:p>
          </table:table-cell>
          <table:table-cell table:number-columns-repeated="6"/>
        </table:table-row>
        <table:table-row table:style-name="ro1">
          <table:table-cell office:value-type="string">
            <text:p>1.000000000000000</text:p>
          </table:table-cell>
          <table:table-cell office:value-type="string">
            <text:p>-3.170946504466888E-00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8">08/01/2012</text:date>, <text:time>17:1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08T17:16:31</dc:date>
    <dc:creator>temperville </dc:creator>
    <meta:document-statistic meta:table-count="1" meta:cell-count="402" meta:object-count="0"/>
    <meta:generator>OpenOffice.org/3.2$Linux OpenOffice.org_project/320m12$Build-9483</meta:generator>
  </office:meta>
</office:document-meta>
</file>